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family-generic="swiss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8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2.548in"/>
    </style:style>
    <style:style style:name="co5" style:family="table-column">
      <style:table-column-properties fo:break-before="auto" style:column-width="1.3118in"/>
    </style:style>
    <style:style style:name="co6" style:family="table-column">
      <style:table-column-properties fo:break-before="auto" style:column-width="1.2681in"/>
    </style:style>
    <style:style style:name="co7" style:family="table-column">
      <style:table-column-properties fo:break-before="auto" style:column-width="1.2543in"/>
    </style:style>
    <style:style style:name="co8" style:family="table-column">
      <style:table-column-properties fo:break-before="auto" style:column-width="1.36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2484in" fo:break-before="auto" style:use-optimal-row-height="fals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0">
      <style:table-cell-properties fo:background-color="#ffffff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9" style:family="table-cell" style:parent-style-name="Default">
      <style:table-cell-properties fo:background-color="#7fff00" fo:wrap-option="wrap"/>
      <style:text-properties style:use-window-font-color="true" style:text-outline="false" style:text-line-through-style="none" style:text-line-through-type="none" style:font-name="Liberation Serif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7fff00"/>
    </style:style>
    <style:style style:name="ce2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fo:background-color="#ffffff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fo:background-color="#ffffff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0">
      <style:table-cell-properties fo:background-color="#ffffff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>
      <style:table-cell-properties fo:background-color="#7fff00" fo:wrap-option="wrap"/>
      <style:text-properties style:use-window-font-color="true" style:text-outline="false" style:text-line-through-style="none" style:text-line-through-type="none" style:font-name="Liberation Serif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7fff00"/>
    </style:style>
    <style:style style:name="ce2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2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17" office:value-type="string" calcext:value-type="string">
            <text:p>VA.0343.0600</text:p>
          </table:table-cell>
          <table:table-cell table:style-name="ce22"/>
          <table:table-cell table:style-name="ce25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0" office:value-type="string" calcext:value-type="string">
            <text:p>VA.0343.0600L</text:p>
          </table:table-cell>
          <table:table-cell table:style-name="ce22"/>
          <table:table-cell table:style-name="ce25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0" office:value-type="string" calcext:value-type="string">
            <text:p>VA.0360.0600</text:p>
          </table:table-cell>
          <table:table-cell table:style-name="ce22"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0" office:value-type="string" calcext:value-type="string">
            <text:p>VA.0360.0600L</text:p>
          </table:table-cell>
          <table:table-cell table:style-name="ce22"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0" office:value-type="string" calcext:value-type="string">
            <text:p>VA.0400.0600</text:p>
          </table:table-cell>
          <table:table-cell table:style-name="ce22"/>
          <table:table-cell table:style-name="ce25"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0" office:value-type="string" calcext:value-type="string">
            <text:p>VA.0400.0600L</text:p>
          </table:table-cell>
          <table:table-cell table:style-name="ce22"/>
          <table:table-cell table:style-name="ce25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0" office:value-type="string" calcext:value-type="string">
            <text:p>VA.0450.0600</text:p>
          </table:table-cell>
          <table:table-cell table:style-name="ce22"/>
          <table:table-cell table:style-name="ce25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0" office:value-type="string" calcext:value-type="string">
            <text:p>VA.0480.0600</text:p>
          </table:table-cell>
          <table:table-cell table:style-name="ce22"/>
          <table:table-cell table:style-name="ce25"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0" office:value-type="string" calcext:value-type="string">
            <text:p>VA.0500.0600</text:p>
          </table:table-cell>
          <table:table-cell table:style-name="ce22"/>
          <table:table-cell table:style-name="ce25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0" office:value-type="string" calcext:value-type="string">
            <text:p>VA.0520.0600</text:p>
          </table:table-cell>
          <table:table-cell table:style-name="ce22"/>
          <table:table-cell table:style-name="ce25" office:value-type="float" office:value="1864" calcext:value-type="float">
            <text:p>186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0" office:value-type="string" calcext:value-type="string">
            <text:p>VA.0520.0600L</text:p>
          </table:table-cell>
          <table:table-cell table:style-name="ce22"/>
          <table:table-cell table:style-name="ce25"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0" office:value-type="string" calcext:value-type="string">
            <text:p>VA.0550.0600</text:p>
          </table:table-cell>
          <table:table-cell table:style-name="ce22"/>
          <table:table-cell table:style-name="ce25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0" office:value-type="string" calcext:value-type="string">
            <text:p>VA.0600.0600</text:p>
          </table:table-cell>
          <table:table-cell table:style-name="ce22"/>
          <table:table-cell table:style-name="ce25"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0" office:value-type="string" calcext:value-type="string">
            <text:p>VA.0600.0600L</text:p>
          </table:table-cell>
          <table:table-cell table:style-name="ce22"/>
          <table:table-cell table:style-name="ce25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0" office:value-type="string" calcext:value-type="string">
            <text:p>VA.0650.0600</text:p>
          </table:table-cell>
          <table:table-cell table:style-name="ce22"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0" office:value-type="string" calcext:value-type="string">
            <text:p>VA.0700.0600</text:p>
          </table:table-cell>
          <table:table-cell table:style-name="ce22"/>
          <table:table-cell table:style-name="ce25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0" office:value-type="string" calcext:value-type="string">
            <text:p>VA.0700.0600L</text:p>
          </table:table-cell>
          <table:table-cell table:style-name="ce22"/>
          <table:table-cell table:style-name="ce25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0" office:value-type="string" calcext:value-type="string">
            <text:p>VA.0800.0600</text:p>
          </table:table-cell>
          <table:table-cell table:style-name="ce22"/>
          <table:table-cell table:style-name="ce25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0" office:value-type="string" calcext:value-type="string">
            <text:p>VA.0800.0600L</text:p>
          </table:table-cell>
          <table:table-cell table:style-name="ce22"/>
          <table:table-cell table:style-name="ce2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0" office:value-type="string" calcext:value-type="string">
            <text:p>VA.0900.0600</text:p>
          </table:table-cell>
          <table:table-cell table:style-name="ce22"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0" office:value-type="string" calcext:value-type="string">
            <text:p>VA.0900.0600L</text:p>
          </table:table-cell>
          <table:table-cell table:style-name="ce22"/>
          <table:table-cell table:style-name="ce25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AP.400</text:p>
          </table:table-cell>
          <table:table-cell table:style-name="ce22"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AP.500</text:p>
          </table:table-cell>
          <table:table-cell table:style-name="ce22"/>
          <table:table-cell table:style-name="ce25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E.AP.400</text:p>
          </table:table-cell>
          <table:table-cell table:style-name="ce22"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E.AP.500</text:p>
          </table:table-cell>
          <table:table-cell table:style-name="ce22"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E.ALAMBRE.17</text:p>
          </table:table-cell>
          <table:table-cell table:style-name="ce22"/>
          <table:table-cell table:style-name="ce26" office:value-type="float" office:value="3578" calcext:value-type="float">
            <text:p>357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E.BA.10.06</text:p>
          </table:table-cell>
          <table:table-cell table:style-name="ce22"/>
          <table:table-cell table:number-columns-repeated="2" office:value-type="float" office:value="0" calcext:value-type="float">
            <text:p>0</text:p>
          </table:table-cell>
          <table:table-cell table:style-name="ce22" table:number-columns-repeated="3"/>
          <table:table-cell table:style-name="ce27" table:number-columns-repeated="3"/>
          <table:table-cell/>
        </table:table-row>
        <table:table-row table:style-name="ro2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E.BA.10.12</text:p>
          </table:table-cell>
          <table:table-cell table:style-name="ce22"/>
          <table:table-cell table:number-columns-repeated="2" office:value-type="float" office:value="0" calcext:value-type="float">
            <text:p>0</text:p>
          </table:table-cell>
          <table:table-cell table:style-name="ce22" table:number-columns-repeated="3"/>
          <table:table-cell table:style-name="ce27" table:number-columns-repeated="3"/>
          <table:table-cell/>
        </table:table-row>
        <table:table-row table:style-name="ro2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E.BA.12.06</text:p>
          </table:table-cell>
          <table:table-cell table:style-name="ce22"/>
          <table:table-cell table:style-name="ce26"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style-name="ce22" table:number-columns-repeated="3"/>
          <table:table-cell table:style-name="ce27" table:number-columns-repeated="3"/>
          <table:table-cell/>
        </table:table-row>
        <table:table-row table:style-name="ro2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E.BA.12.12</text:p>
          </table:table-cell>
          <table:table-cell table:style-name="ce22"/>
          <table:table-cell table:number-columns-repeated="2" office:value-type="float" office:value="0" calcext:value-type="float">
            <text:p>0</text:p>
          </table:table-cell>
          <table:table-cell table:style-name="ce22" table:number-columns-repeated="3"/>
          <table:table-cell table:style-name="ce27" table:number-columns-repeated="3"/>
          <table:table-cell/>
        </table:table-row>
        <table:table-row table:style-name="ro2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E.BA.58.12</text:p>
          </table:table-cell>
          <table:table-cell table:style-name="ce22"/>
          <table:table-cell table:style-name="ce26"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style-name="ce22" table:number-columns-repeated="3"/>
          <table:table-cell table:style-name="ce27" table:number-columns-repeated="3"/>
          <table:table-cell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CE.1000.0600</text:p>
          </table:table-cell>
          <table:table-cell table:style-name="ce22"/>
          <table:table-cell table:style-name="ce25"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CE.1500.0600</text:p>
          </table:table-cell>
          <table:table-cell table:style-name="ce22"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E.CONCERTINA</text:p>
          </table:table-cell>
          <table:table-cell table:style-name="ce22"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E.CONCERTINA.DESICA</text:p>
          </table:table-cell>
          <table:table-cell table:style-name="ce22"/>
          <table:table-cell table:style-name="ce25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E.DS.DC14</text:p>
          </table:table-cell>
          <table:table-cell table:style-name="ce22"/>
          <table:table-cell table:style-name="ce25"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E.DS.DC7</text:p>
          </table:table-cell>
          <table:table-cell table:style-name="ce22"/>
          <table:table-cell table:style-name="ce25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E.DS.DD4.5</text:p>
          </table:table-cell>
          <table:table-cell table:style-name="ce22"/>
          <table:table-cell table:style-name="ce25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E.DS.DD7</text:p>
          </table:table-cell>
          <table:table-cell table:style-name="ce22"/>
          <table:table-cell table:style-name="ce25"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E.BRIDGE.6013.18</text:p>
          </table:table-cell>
          <table:table-cell table:style-name="ce22"/>
          <table:table-cell table:style-name="ce25" office:value-type="float" office:value="10125" calcext:value-type="float">
            <text:p>1012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E.BRIDGE.6013.332</text:p>
          </table:table-cell>
          <table:table-cell table:style-name="ce22"/>
          <table:table-cell table:style-name="ce25" office:value-type="float" office:value="46505" calcext:value-type="float">
            <text:p>4650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E.BRIDGE.7018.18</text:p>
          </table:table-cell>
          <table:table-cell table:style-name="ce22"/>
          <table:table-cell table:style-name="ce2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E.DESICA.6013.18</text:p>
          </table:table-cell>
          <table:table-cell table:style-name="ce22"/>
          <table:table-cell table:style-name="ce2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E.DESICA.6013.332</text:p>
          </table:table-cell>
          <table:table-cell table:style-name="ce22"/>
          <table:table-cell table:style-name="ce25" office:value-type="float" office:value="7750" calcext:value-type="float">
            <text:p>775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E.DESICA.7018.18</text:p>
          </table:table-cell>
          <table:table-cell table:style-name="ce22"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E.DS-332E6013</text:p>
          </table:table-cell>
          <table:table-cell table:style-name="ce22"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E.HINACA.6013.18</text:p>
          </table:table-cell>
          <table:table-cell table:style-name="ce22"/>
          <table:table-cell table:style-name="ce25"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E.HINACA.7018.18</text:p>
          </table:table-cell>
          <table:table-cell table:style-name="ce22"/>
          <table:table-cell table:style-name="ce26"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E.TUNGSTENO</text:p>
          </table:table-cell>
          <table:table-cell table:style-name="ce22"/>
          <table:table-cell table:style-name="ce25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E.LAM.1100X2400.3.0</text:p>
          </table:table-cell>
          <table:table-cell table:style-name="ce22"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E.LAM.1200X2400.12.0</text:p>
          </table:table-cell>
          <table:table-cell table:style-name="ce22"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E.LAM.1200X2400.2.8</text:p>
          </table:table-cell>
          <table:table-cell table:style-name="ce22"/>
          <table:table-cell table:style-name="ce26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E.LAM.1200X2400.3.0</text:p>
          </table:table-cell>
          <table:table-cell table:style-name="ce22"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E.LAM.1200X2400.4.0</text:p>
          </table:table-cell>
          <table:table-cell table:style-name="ce22"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E.LAM.1200X2400.5.0</text:p>
          </table:table-cell>
          <table:table-cell table:style-name="ce22"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E.LAM.1200X2400.6.0</text:p>
          </table:table-cell>
          <table:table-cell table:style-name="ce22"/>
          <table:table-cell table:style-name="ce26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E.LAM.1200X2400.7.0</text:p>
          </table:table-cell>
          <table:table-cell table:style-name="ce22"/>
          <table:table-cell table:style-name="ce26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E.LAM.1200X2400.8.0</text:p>
          </table:table-cell>
          <table:table-cell table:style-name="ce22"/>
          <table:table-cell table:style-name="ce26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E.LAM.1200X2400.9.0</text:p>
          </table:table-cell>
          <table:table-cell table:style-name="ce22"/>
          <table:table-cell table:style-name="ce26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E.MAGADE2SX1</text:p>
          </table:table-cell>
          <table:table-cell table:style-name="ce22"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E.MAGADE2X1.65</text:p>
          </table:table-cell>
          <table:table-cell table:style-name="ce22"/>
          <table:table-cell table:style-name="ce25"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E.MAGAHI2X1</text:p>
          </table:table-cell>
          <table:table-cell table:style-name="ce22"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E.MAGAHI2X1.65</text:p>
          </table:table-cell>
          <table:table-cell table:style-name="ce22"/>
          <table:table-cell table:style-name="ce25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E.MAPADE0.5</text:p>
          </table:table-cell>
          <table:table-cell table:style-name="ce22"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E.MAPADE0.75</text:p>
          </table:table-cell>
          <table:table-cell table:style-name="ce22"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E.MAPAHI0.5</text:p>
          </table:table-cell>
          <table:table-cell table:style-name="ce22"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E.MAPAHI0.75</text:p>
          </table:table-cell>
          <table:table-cell table:style-name="ce22"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E.MAPO0.812X1</text:p>
          </table:table-cell>
          <table:table-cell table:style-name="ce22"/>
          <table:table-cell table:number-columns-repeated="2" office:value-type="float" office:value="0" calcext:value-type="float">
            <text:p>0</text:p>
          </table:table-cell>
          <table:table-cell table:style-name="ce22" table:number-columns-repeated="3"/>
          <table:table-cell table:style-name="ce27" table:number-columns-repeated="3"/>
          <table:table-cell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R.0505.450.100</text:p>
          </table:table-cell>
          <table:table-cell table:style-name="ce22"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R.0505.450.120</text:p>
          </table:table-cell>
          <table:table-cell table:style-name="ce22"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R.1515.320.025</text:p>
          </table:table-cell>
          <table:table-cell table:style-name="ce22"/>
          <table:table-cell table:style-name="ce26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R.1515.320.050</text:p>
          </table:table-cell>
          <table:table-cell table:style-name="ce22"/>
          <table:table-cell table:style-name="ce26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R.1515.320.075</text:p>
          </table:table-cell>
          <table:table-cell table:style-name="ce22"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R.1515.320.100</text:p>
          </table:table-cell>
          <table:table-cell table:style-name="ce22"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R.1515.343.020</text:p>
          </table:table-cell>
          <table:table-cell table:style-name="ce22"/>
          <table:table-cell table:style-name="ce2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R.1515.343.025</text:p>
          </table:table-cell>
          <table:table-cell table:style-name="ce22"/>
          <table:table-cell table:style-name="ce26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R.1515.343.050</text:p>
          </table:table-cell>
          <table:table-cell table:style-name="ce22"/>
          <table:table-cell table:style-name="ce26"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R.1515.343.100</text:p>
          </table:table-cell>
          <table:table-cell table:style-name="ce22"/>
          <table:table-cell table:style-name="ce26"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R.1515.343.120</text:p>
          </table:table-cell>
          <table:table-cell table:style-name="ce22"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P.1515.343.POP</text:p>
          </table:table-cell>
          <table:table-cell table:style-name="ce22"/>
          <table:table-cell table:style-name="ce26"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P.1660.0505.096L</text:p>
          </table:table-cell>
          <table:table-cell table:style-name="ce22"/>
          <table:table-cell table:style-name="ce2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P.EXTERNA.33</text:p>
          </table:table-cell>
          <table:table-cell table:style-name="ce22"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P.EXTERNA.48</text:p>
          </table:table-cell>
          <table:table-cell table:style-name="ce22"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P.INTERNA.33</text:p>
          </table:table-cell>
          <table:table-cell table:style-name="ce22"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P.INTERNA.48</text:p>
          </table:table-cell>
          <table:table-cell table:style-name="ce22"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ATERIAL.EXTRAORDINARIO</text:p>
          </table:table-cell>
          <table:table-cell table:style-name="ce22"/>
          <table:table-cell table:number-columns-repeated="2" office:value-type="float" office:value="0" calcext:value-type="float">
            <text:p>0</text:p>
          </table:table-cell>
          <table:table-cell table:style-name="ce22" table:number-columns-repeated="4"/>
          <table:table-cell table:style-name="ce27" table:number-columns-repeated="3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E.TUB.E2100X50X42.12</text:p>
          </table:table-cell>
          <table:table-cell table:style-name="ce22"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E.TUB.E2100X50X42.6</text:p>
          </table:table-cell>
          <table:table-cell table:style-name="ce22"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E.TUB.E260X90X42.12</text:p>
          </table:table-cell>
          <table:table-cell table:style-name="ce22"/>
          <table:table-cell table:style-name="ce26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15" office:value-type="float" office:value="1000039" calcext:value-type="float">
            <text:p>1000039</text:p>
          </table:table-cell>
          <table:table-cell table:style-name="ce15" office:value-type="float" office:value="1000030" calcext:value-type="float">
            <text:p>1000030</text:p>
          </table:table-cell>
          <table:table-cell table:style-name="ce22" office:value-type="string" calcext:value-type="string">
            <text:p>ME.TUB.E260X90X42.6</text:p>
          </table:table-cell>
          <table:table-cell table:style-name="ce22"/>
          <table:table-cell table:style-name="ce2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5" table:number-rows-repeated="1048485">
          <table:table-cell table:number-columns-repeated="14"/>
        </table:table-row>
        <table:table-row table:style-name="ro5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family-generic="swiss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V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2">00/00/0000</text:date>, <text:time style:data-style-name="N2" text:time-value="14:40:44.93575015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11:34:52.406902783</meta:creation-date>
    <dc:date>2024-08-12T14:41:18.263034502</dc:date>
    <meta:editing-duration>P1DT10H57M54S</meta:editing-duration>
    <meta:editing-cycles>178</meta:editing-cycles>
    <meta:generator>LibreOffice/7.0.4.2$Linux_X86_64 LibreOffice_project/00$Build-2</meta:generator>
    <meta:document-statistic meta:table-count="1" meta:cell-count="540" meta:object-count="0"/>
  </office:meta>
</office:document-meta>
</file>